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5-09-2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5-04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4-09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4-05-0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4-04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3-09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3-04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2-09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2-04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1-09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1-03-1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0-09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20-06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9-09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9-04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8-09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8-04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7-09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7-04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6-09-1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6-04-2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5-09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5-04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4-09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4-04-0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3-08-1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3-04-1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2-09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2-04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1-10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1-09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1-04-1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0-11-2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10-05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9-09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9-03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8-09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8-03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7-03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6-06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5-09-1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5-08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5-04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4-08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4-04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0086044701</text:p>
          </table:table-cell>
          <table:table-cell office:value-type="string" calcext:value-type="string">
            <text:p>USGS WELL CAR-27 AT CARMEL, IN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